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8"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5"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6"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2"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3"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87"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88"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89"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2" style:family="paragraph" style:parent-style-name="Standard">
      <style:paragraph-properties fo:text-align="start" style:justify-single-word="false"/>
      <style:text-properties officeooo:rsid="06ef94cb" officeooo:paragraph-rsid="06ef94cb"/>
    </style:style>
    <style:style style:name="P93" style:family="paragraph" style:parent-style-name="Standard">
      <style:paragraph-properties fo:text-align="start" style:justify-single-word="false"/>
      <style:text-properties officeooo:rsid="06ea7a44" officeooo:paragraph-rsid="06ef5fa0"/>
    </style:style>
    <style:style style:name="P94" style:family="paragraph" style:parent-style-name="Standard">
      <style:paragraph-properties fo:text-align="start" style:justify-single-word="false"/>
      <style:text-properties officeooo:rsid="06ea7a44" officeooo:paragraph-rsid="06ea7a44"/>
    </style:style>
    <style:style style:name="P95" style:family="paragraph" style:parent-style-name="Standard">
      <style:paragraph-properties fo:text-align="start" style:justify-single-word="false"/>
      <style:text-properties officeooo:rsid="06e9612c" officeooo:paragraph-rsid="06e9612c"/>
    </style:style>
    <style:style style:name="P96" style:family="paragraph" style:parent-style-name="Standard">
      <style:paragraph-properties fo:text-align="start" style:justify-single-word="false"/>
      <style:text-properties officeooo:rsid="06e963bb" officeooo:paragraph-rsid="06e963bb"/>
    </style:style>
    <style:style style:name="P97" style:family="paragraph" style:parent-style-name="Standard">
      <style:paragraph-properties fo:text-align="start" style:justify-single-word="false"/>
      <style:text-properties officeooo:rsid="048c172a" officeooo:paragraph-rsid="048c172a"/>
    </style:style>
    <style:style style:name="P9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2"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3"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4"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5"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96" style:family="text">
      <style:text-properties fo:color="#ffffff" loext:opacity="100%" style:font-name="PT Mono" fo:font-size="8pt" fo:background-color="transparent" loext:char-shading-value="0" style:font-size-asian="8pt" style:font-size-complex="8pt"/>
    </style:style>
    <style:style style:name="T97" style:family="text">
      <style:text-properties fo:color="#ffffff" loext:opacity="100%" style:font-name="PT Mono" fo:font-size="8pt" officeooo:rsid="0720ce92" fo:background-color="transparent" loext:char-shading-value="0" style:font-size-asian="8pt" style:font-size-complex="8pt"/>
    </style:style>
    <style:style style:name="T98" style:family="text">
      <style:text-properties fo:color="#ffffff" loext:opacity="100%" style:font-name="PT Mono" fo:font-size="8pt" officeooo:rsid="072212bb" fo:background-color="transparent" loext:char-shading-value="0" style:font-size-asian="8pt" style:font-size-complex="8pt"/>
    </style:style>
    <style:style style:name="T99" style:family="text">
      <style:text-properties fo:color="#ffffff" loext:opacity="100%" style:font-name="PT Mono" fo:font-size="8pt" officeooo:rsid="07222eb8" fo:background-color="transparent" loext:char-shading-value="0" style:font-size-asian="8pt" style:font-size-complex="8pt"/>
    </style:style>
    <style:style style:name="T100" style:family="text">
      <style:text-properties fo:color="#ffffff" loext:opacity="100%" style:font-name="PT Mono" fo:font-size="8pt" officeooo:rsid="0723f78a" fo:background-color="transparent" loext:char-shading-value="0" style:font-size-asian="8pt" style:font-size-complex="8pt"/>
    </style:style>
    <style:style style:name="T101" style:family="text">
      <style:text-properties fo:color="#ffffff" loext:opacity="100%" style:font-name="PT Mono" fo:font-size="8pt" officeooo:rsid="072917f4" fo:background-color="transparent" loext:char-shading-value="0" style:font-size-asian="8pt" style:font-size-complex="8pt"/>
    </style:style>
    <style:style style:name="T102" style:family="text">
      <style:text-properties fo:color="#ffffff" loext:opacity="100%" style:font-name="PT Mono" fo:font-size="8pt" officeooo:rsid="0729699c" fo:background-color="transparent" loext:char-shading-value="0" style:font-size-asian="8pt" style:font-size-complex="8pt"/>
    </style:style>
    <style:style style:name="T10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0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05"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97"><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05">to</text:span> the side of the road, picked berries, continued on, stopped at a BBQ joint, ate <text:span text:style-name="T105">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05">cooked</text:span> pancakes. He slowly packed up the last of his drums, sat on the couch looking at his phone until Hannah asked, “Are you stuck?”</text:p>
      <text:p text:style-name="P7"><text:s text:c="3"/>“I’m playing Wordle…”</text:p>
      <text:p text:style-name="P96"><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5"><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05">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94"><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3"><text:span text:style-name="T1"><text:s text:c="3"/></text:span><text:span text:style-name="T7">Kamaka ran UBRS </text:span><text:span text:style-name="T9">with LTD</text:span><text:span text:style-name="T7">.</text:span><text:span text:style-name="T16">752</text:span></text:p>
      <text:p text:style-name="P93"><text:span text:style-name="T7"><text:s text:c="3"/></text:span><text:span text:style-name="T8">Ross looked at Instagram.</text:span><text:span text:style-name="T17">829</text:span><text:span text:style-name="T8"> </text:span></text:p>
      <text:p text:style-name="P93"><text:span text:style-name="T8"><text:s text:c="3"/></text:span><text:span text:style-name="T9">Tokup ran BRD with Pughouse, winning nothing.</text:span><text:span text:style-name="T18">1009</text:span></text:p>
      <text:p text:style-name="P11"/>
      <text:p text:style-name="P11">vii.vii</text:p>
      <text:p text:style-name="P11"/>
      <text:p text:style-name="P92"><text:span text:style-name="T1">Ross </text:span><text:span text:style-name="T10">typed</text:span><text:span text:style-name="T1"> on his </text:span><text:span text:style-name="T10">device</text:span><text:span text:style-name="T1">:</text:span></text:p>
      <text:p text:style-name="P92"><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2"><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2"><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7"><text:s text:c="3"/>I walked up the hill, sat at the next bus stop, had a text from Hannah, "Good morning sweet pea! Hope your day is good"</text:p>
      <text:p text:style-name="P47"><text:soft-page-break/><text:s text:c="3"/>I said, "Well I narrowly avoided getting run over by a work truck in the crosswalk at the grey eagle just now, like had to run and do a spin maneuver. He turned left and kept going, not sure he ever saw me</text:p>
      <text:p text:style-name="P92"><text:span text:style-name="T11"><text:s text:c="3"/>But yes, it has been good and I hope yours is too" </text:span><text:span text:style-name="T19">1211</text:span></text:p>
      <text:p text:style-name="P47"><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7"><text:s text:c="3"/>"I hope you are okay sweet pea! I am glad you are safe," she said.</text:p>
      <text:p text:style-name="P92"><text:span text:style-name="T11"><text:s text:c="3"/>I said, "Yeah just a lil rush of adrenaline/anger. I'm arriving at the bank now and I love you so much" </text:span><text:span text:style-name="T19">1240</text:span></text:p>
      <text:p text:style-name="P92"><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7"><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2"><text:span text:style-name="T11"><text:s text:c="3"/>He said, "Heck yeah bud! Glad yall had a good time. I do wanna get that stuff figured out for live band." </text:span><text:span text:style-name="T19">112</text:span></text:p>
      <text:p text:style-name="P92"><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1"/>
      <text:p text:style-name="P81"><text:soft-page-break/><text:span text:style-name="T50">Ross walked out of </text:span><text:span text:style-name="T62">downtown</text:span><text:span text:style-name="T50">, </text:span><text:span text:style-name="T62">sat</text:span><text:span text:style-name="T50"> at the Clingman bus stop, did a chess puzzle, went across the bridge </text:span><text:span text:style-name="T54">to the</text:span><text:span text:style-name="T50"> next stop, did another puzzle, walked up the hill. It started to rain. He tried to wait it out at Taco Billy, but, </text:span><text:span text:style-name="T54">once the weather app</text:span><text:span text:style-name="T50"> finally updated, he summon</text:span><text:span text:style-name="T54">ed</text:span><text:span text:style-name="T50"> an Uber, rode to Meyers, got debriefed by Stephen, sat at the computer, wrote,</text:span><text:span text:style-name="T24">328</text:span><text:span text:style-name="T50"> </text:span><text:span text:style-name="T51">made his bed, cooked noodles,</text:span><text:span text:style-name="T25">351</text:span><text:span text:style-name="T52"> </text:span><text:span text:style-name="T54">laid</text:span><text:span text:style-name="T52"> in bed, clean</text:span><text:span text:style-name="T54">ed</text:span><text:span text:style-name="T52"> his room, heard from Stephen that Tony had possibly been shitting in the sink,</text:span><text:span text:style-name="T26">446</text:span><text:span text:style-name="T53"> talked to Hannah, took a bath,</text:span><text:span text:style-name="T27">545</text:span><text:span text:style-name="T53"> </text:span><text:span text:style-name="T55">updated his website, </text:span><text:span text:style-name="T56">made a cup of coffee</text:span><text:span text:style-name="T55">.</text:span><text:span text:style-name="T28">62</text:span><text:span text:style-name="T29">4 </text:span></text:p>
      <text:p text:style-name="P81"><text:span text:style-name="T57"><text:s text:c="3"/></text:span><text:span text:style-name="T58">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0"><text:span text:style-name="T50">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0"> </text:span><text:span text:style-name="T59">looked at his phone, took the most amazing nap,</text:span><text:span text:style-name="T30">1229</text:span><text:span text:style-name="T59"> </text:span><text:span text:style-name="T60">looked at his phone, made a sandwich, ate in the kitchen, got rundown of Stephen’s stressors.</text:span><text:span text:style-name="T31">153</text:span></text:p>
      <text:p text:style-name="P80"><text:span text:style-name="T60"><text:s text:c="3"/></text:span><text:span text:style-name="T61">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1"><text:span text:style-name="T61">V</text:span><text:span text:style-name="T50">II.IX</text:span></text:p>
      <text:p text:style-name="P48"/>
      <text:p text:style-name="P48">I woke at seven, felt achey from doing nothing all day. Haden was banging around, gathering belongings. I sat up, closed my eyes, laid back down. She left and I immediately heard Stephen clanking around.</text:p>
      <text:p text:style-name="P91"><text:soft-page-break/><text:span text:style-name="T50"><text:s text:c="3"/>I typed up the end of my previous entry, played Wordle (NOVEL in five,) packed my scratch journal, </text:span><text:span text:style-name="T63">On Quality</text:span><text:span text:style-name="T64">, two pens, wallet, phone, went into the kitchen, borrowed a splash of coffee, heard about Stephen vomiting from cleaning chemicals, grabbed a hop water, left the house.</text:span></text:p>
      <text:p text:style-name="P91"><text:span text:style-name="T64"><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2">1112</text:span><text:span text:style-name="T64"> read a chapter of </text:span><text:span text:style-name="T63">On Quality</text:span><text:span text:style-name="T64">,</text:span><text:span text:style-name="T32">1143</text:span><text:span text:style-name="T64"> talked to Hannah on the phone.</text:span><text:span text:style-name="T32">1150</text:span></text:p>
      <text:p text:style-name="P91"><text:span text:style-name="T64"><text:s text:c="3"/>she said she was running behind, so I walked to Cooperative, ordered a drip and a draft bubbly water. I think the water was free, which actually makes the $3.75 drip seem reasonable.</text:span><text:span text:style-name="T32">1203</text:span><text:span text:style-name="T64"> I read another chapter, heard from Hannah, correctly solved five chess puzzles.</text:span><text:span text:style-name="T32">1231</text:span></text:p>
      <text:p text:style-name="P49"/>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79"><text:span text:style-name="T64"><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4"> </text:span><text:span text:style-name="T65">laid in bed looking at his phone, put some gig clothes in the Camry.</text:span><text:span text:style-name="T33">534</text:span><text:span text:style-name="T65"> </text:span></text:p>
      <text:p text:style-name="P79"><text:span text:style-name="T65"><text:s text:c="3"/></text:span><text:span text:style-name="T66">Ross wrote in his scratch journal: </text:span><text:span text:style-name="T91">I got in the car, drove west on 40, took exit 64, arrived at the Town Pump, loaded in my throne, put it in a cozy </text:span><text:soft-page-break/><text:span text:style-name="T91">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1"> ate while listening to Ozzy Osbourne trivia.</text:span><text:span text:style-name="T21">648</text:span></text:p>
      <text:p text:style-name="P62"/>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0"><text:s text:c="3"/>Ross,</text:p>
      <text:p text:style-name="P50"><text:s text:c="3"/>Hello to you!</text:p>
      <text:p text:style-name="P50"><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50"><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0"><text:s text:c="3"/>If that sounds like the environment you'd like to work in, please, message back to set up an in-person meeting.</text:p>
      <text:p text:style-name="P50"><text:s text:c="3"/>Warmest Regards,</text:p>
      <text:p text:style-name="P50"><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78"><text:span text:style-name="T64"><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4"> </text:span></text:p>
      <text:p text:style-name="P78"><text:span text:style-name="T64"><text:s text:c="3"/></text:span><text:span text:style-name="T67">Ross relaxed, </text:span><text:span text:style-name="T68">read, </text:span><text:span text:style-name="T67">made split-pea noodle mush in the wok, took a heavy nap, woke up to texts including one from Hannah that said she and Ryan were at Odd’s. He walked up, ordered a coffee, felt </text:span><text:soft-page-break/><text:span text:style-name="T67">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7"><text:span text:style-name="T64">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2">935</text:span></text:p>
      <text:p text:style-name="P77"><text:span text:style-name="T32"><text:s text:c="3"/></text:span><text:span text:style-name="T69">Kamaka made a piece of mooncloth.</text:span><text:span text:style-name="T34">1022</text:span><text:span text:style-name="T69"> </text:span></text:p>
      <text:p text:style-name="P19"/>
      <text:p text:style-name="P51">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1"><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1"><text:s text:c="3"/>The only remaining mystery is whether I should integrate the MCU. My original thought was to save costs by not, but there’s barely enough room for it in the current layercase, and this would be 3MM shorter.</text:p>
      <text:p text:style-name="P51"/>
      <text:p text:style-name="P51">VII.XII</text:p>
      <text:p text:style-name="P51"/>
      <text:p text:style-name="P90"><text:soft-page-break/><text:span text:style-name="T64">I slept til the monsters demanded food, fed them, ate fwuit, went back to bed, woke with a stiff back, made espresso, went out on the porch.</text:span><text:span text:style-name="T32">1054</text:span></text:p>
      <text:p text:style-name="P51"><text:s text:c="3"/>I drank that, did the dishes cleaned the litter, talked to Hannah, figured out how to dispense hot water from the espresso machine, made an Americano, did kung-fu w/ Chuck on the porch, packed my bag, drove downtown.</text:p>
      <text:p text:style-name="P51"><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1"><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90"><text:span text:style-name="T64"><text:s text:c="3"/>We went down to Downing, sat on the couch, looked at our phones, talked about keyboards, read from </text:span><text:span text:style-name="T63">The Artist’s Way</text:span><text:span text:style-name="T64">, cuddled, went to bed.</text:span></text:p>
      <text:p text:style-name="P51"/>
      <text:p text:style-name="P51">VII.XIII</text:p>
      <text:p text:style-name="P51"/>
      <text:p text:style-name="P90"><text:span text:style-name="T64">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1"/>
      <text:p text:style-name="P76"><text:span text:style-name="T64">We moved to a table, talked about pontooning, drove to Chipotle, picked up food, went to her house, parted ways. I talked with Kathryn in the yard about the video debating where the downbeat is in </text:span><text:span text:style-name="T90">Roll Out.</text:span><text:span text:style-name="T64"> I walked to Ingles, bought grapes, continued to Meyers, set the iMac up at the living room table, created the PCB for shortcut while eating a burrito, </text:span><text:soft-page-break/><text:span text:style-name="T64">took some breaks, eventually had switches, diodes, mcu pins, routing, reset button, graphics, text, mounting house and an error-free DRC.</text:span></text:p>
      <text:p text:style-name="P76"><text:span text:style-name="T64"><text:s text:c="3"/>I turned on the light in my bedroom, set up the MacBook air, transcribed entries, wrote.</text:span><text:span text:style-name="T32">939</text:span><text:span text:style-name="T64"> </text:span></text:p>
      <text:p text:style-name="P20"/>
      <text:p text:style-name="P52">VII.XIV</text:p>
      <text:p text:style-name="P52"/>
      <text:p text:style-name="P89"><text:span text:style-name="T64">I woke feeling very tired, sore even, eventually got up, ate some grapes, lay back down, mustered strength, left the house, walked to the bus stop just before the bridge.</text:span><text:span text:style-name="T32">1010</text:span><text:span text:style-name="T64"> I guess I also played Wordle (UNDID in four.) I do not understand why I feel so sore.</text:span></text:p>
      <text:p text:style-name="P89"><text:span text:style-name="T64"><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2">1139</text:span><text:span text:style-name="T64"> </text:span><text:span text:style-name="T103">I can’t be</text:span><text:span text:style-name="T104"> I’m</text:span><text:span text:style-name="T64"> so excited to have three gigs coming up this weekend.</text:span></text:p>
      <text:p text:style-name="P52"/>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5"><text:span text:style-name="T64"><text:s text:c="3"/>He drank some Coke, paid, walked to Meyers, laid on the bed, moved to the computer, transcribed, wrote.</text:span><text:span text:style-name="T32">230</text:span><text:span text:style-name="T64"> </text:span><text:span text:style-name="T70">He ordered the Shortcut PCB, started on the case design, laid in bed, drove to Mizu, ate beef udon, drove to the Hot Spot, bought a coffee, drove to Waterford Court. He chatted with Alex, greeted Charlie, got the rundown on taking care of </text:span><text:soft-page-break/><text:span text:style-name="T70">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4"><text:span text:style-name="T64">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4"> </text:span><text:span text:style-name="T71">He went into WoW, checked mail on all his toons, waved goodbye to Dookem accidentally, then everyone.</text:span><text:span text:style-name="T35">1140</text:span><text:span text:style-name="T71"> </text:span></text:p>
      <text:p text:style-name="P74"><text:span text:style-name="T71"><text:s text:c="3"/></text:span><text:span text:style-name="T72">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2"> </text:span></text:p>
      <text:p text:style-name="P74"><text:span text:style-name="T72"><text:s text:c="3"/></text:span><text:span text:style-name="T73">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3"> </text:span></text:p>
      <text:p text:style-name="P24"/>
      <text:p text:style-name="P73"><text:span text:style-name="T73">v</text:span><text:span text:style-name="T64">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3"><text:span text:style-name="T64"><text:s text:c="3"/>Ross kissed Hannah goodbye, drove to Trammell, got high, played </text:span><text:span text:style-name="T90">Only Takes a Minute, Birds of a Feather, s</text:span><text:span text:style-name="T64">ome new cover, </text:span><text:span text:style-name="T90">Time is Infinite </text:span><text:span text:style-name="T64">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4"> </text:span></text:p>
      <text:p text:style-name="P26">vii.xvii</text:p>
      <text:p text:style-name="P27"/>
      <text:p text:style-name="P72"><text:span text:style-name="T64">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4"> </text:span></text:p>
      <text:p text:style-name="P72"><text:span text:style-name="T64"><text:s text:c="3"/></text:span><text:span text:style-name="T74">Ross did a 2D mockup of the third iteration of the Shortcut case, got dressed, </text:span><text:span text:style-name="T75">made a coffee,</text:span><text:span text:style-name="T74">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4"> </text:span></text:p>
      <text:p text:style-name="P72"><text:span text:style-name="T74"><text:s text:c="3"/></text:span><text:span text:style-name="T76">He did 2D case design, loaded it into OnShape, noted a couple desired changes, went to bed.</text:span></text:p>
      <text:p text:style-name="P28"/>
      <text:p text:style-name="P29">vii.xviii</text:p>
      <text:p text:style-name="P29"/>
      <text:p text:style-name="P71"><text:span text:style-name="T64">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4"> </text:span></text:p>
      <text:p text:style-name="P71"><text:span text:style-name="T64"><text:s text:c="3"/></text:span><text:span text:style-name="T77">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0"><text:span text:style-name="T64">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4"> </text:span></text:p>
      <text:p text:style-name="P70"><text:span text:style-name="T64"><text:s text:c="3"/></text:span><text:span text:style-name="T78">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78"> </text:span></text:p>
      <text:p text:style-name="P32"/>
      <text:p text:style-name="P69"><text:span text:style-name="T78">v</text:span><text:span text:style-name="T64">ii.xx</text:span></text:p>
      <text:p text:style-name="P33"/>
      <text:p text:style-name="P69"><text:span text:style-name="T64">Ross woke at ten, talked to Hannah, made coffee, flopped around in bed, eventually flashed a Rebound w/ Piframe, was baffled that it worked on the iMac but not Air.</text:span><text:span text:style-name="T32">126</text:span><text:span text:style-name="T64"> </text:span><text:span text:style-name="T79">He continued to rot as Hannah’s day got delayed, eventually ordering a pizza.</text:span><text:span text:style-name="T40">606</text:span><text:span text:style-name="T79"> </text:span></text:p>
      <text:p text:style-name="P69"><text:span text:style-name="T79"><text:s text:c="3"/></text:span><text:span text:style-name="T80">He ate, slowly realizing his pizza, despite having the correct vibes, was 4/6</text:span><text:span text:style-name="T41">th</text:span><text:span text:style-name="T80">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3">VII.XXI</text:p>
      <text:p text:style-name="P35"/>
      <text:p text:style-name="P53">Woke to the sound of Hannah’s alarms after dreams of touring ‘Virginia Tech’ in search of Adam Bolt, who had been appointed a designated entity by Donald Trump to provide an item that shortened a freshman quest. Maddy Schuler was there too.</text:p>
      <text:p text:style-name="P88"><text:soft-page-break/><text:span text:style-name="T64"><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3"/>
      <text:p text:style-name="P68"><text:span text:style-name="T64">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88"><text:span text:style-name="T64"><text:s text:c="3"/></text:span><text:span text:style-name="T88">Ross wrote in his notebook: </text:span><text:span text:style-name="T81">I did some case brainstorming,</text:span><text:span text:style-name="T88"> (a minimal design the exact width of the PCB just barely fits on the A1 plate.)</text:span><text:span text:style-name="T81">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1"> </text:span></text:p>
      <text:p text:style-name="P54"/>
      <text:p text:style-name="P67"><text:span text:style-name="T81">R</text:span><text:span text:style-name="T64">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4"> </text:span><text:span text:style-name="T82">He shopped for switches/caps, decided on Keebio, bemoaned the total price, had the bright idea to search Walmart, made purchases, looked at his phone,</text:span><text:span text:style-name="T43">1252</text:span><text:span text:style-name="T82"> </text:span><text:span text:style-name="T83">took a bath.</text:span></text:p>
      <text:p text:style-name="P36"/>
      <text:p text:style-name="P55"><text:soft-page-break/></text:p>
      <text:p text:style-name="P36"/>
      <text:p text:style-name="P37"/>
      <text:p text:style-name="P38">vii.xxii</text:p>
      <text:p text:style-name="P37"/>
      <text:p text:style-name="P66"><text:span text:style-name="T64">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4"> </text:span><text:span text:style-name="T84">which was a miscommunication.</text:span></text:p>
      <text:p text:style-name="P66"><text:span text:style-name="T84"><text:s text:c="3"/>He put clothes in his laundry basket, drank another coffee, made his bed, talked to Hannah on the phone for a while about the Ryan/Melissa problem, scoured Discord, </text:span><text:span text:style-name="T85">printed journal pages, </text:span><text:span text:style-name="T84">researched magnets, thought about Layercase redesign possibilities, a larger Shortcut, his business in general.</text:span><text:span text:style-name="T44">222</text:span><text:span text:style-name="T84"> </text:span></text:p>
      <text:p text:style-name="P65"><text:span text:style-name="T84"><text:s text:c="3"/></text:span><text:span text:style-name="T86">He wrote in his scratch notebook: </text:span><text:span text:style-name="T92">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5"><text:s text:c="3"/>Hannah came over after class. We talked, cuddled, pet cats. She decided to go home and I gave her directions. I laid on the bed with Ophelia for a while charging my phone, but, when she left, realized I wanted to be back on the couch.</text:p>
      <text:p text:style-name="P55"/>
      <text:p text:style-name="P55">VII.XXIII</text:p>
      <text:p text:style-name="P55"/>
      <text:p text:style-name="P55">I woke to early texts from Hannah &amp; Alex; Kevin wouldn’t be able to play Shakori. I soon got a call from her, told her everything woulc be alright, went back to sleep. First, actually, Merlin had woke me for food.</text:p>
      <text:p text:style-name="P64"><text:span text:style-name="T90"><text:s text:c="3"/>I slept til 1130, found beans, boiled water, ground the beans, fed Chester, started a French press, went outside, charged my phone, sat at the table with Chester, wrote, poured coffee.</text:span><text:span text:style-name="T20">1203</text:span><text:span text:style-name="T90"> I also played Wordle (WATER in five) and forgot to mention the main thing I did yesterday was finally </text:span><text:soft-page-break/><text:span text:style-name="T90">successfully visualize how to design a stury 3DP Shortcut case for a smaller printer.</text:span></text:p>
      <text:p text:style-name="P64"><text:span text:style-name="T90"><text:s text:c="3"/>I brought in the trash, checked the mail, ate a banana, continued to drink coffee, visualized my afternoon.</text:span><text:span text:style-name="T20">1256</text:span></text:p>
      <text:p text:style-name="P64"><text:span text:style-name="T90"><text:s text:c="3"/>I went to put on clean clothes from the dryer, but they were hella damp, so I put that on for another hour, grabbed </text:span><text:span text:style-name="T93">On Quality</text:span><text:span text:style-name="T90">, finished that. I sat in the sun for a moment, thought about how Danny’s 3D prints use long bolts insterted from underneath. He said essentially that one just threads them into a 1.9mm hole.</text:span></text:p>
      <text:p text:style-name="P55"><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5"/>
      <text:p text:style-name="P55">VII.XXIV</text:p>
      <text:p text:style-name="P55"/>
      <text:p text:style-name="P64"><text:span text:style-name="T90">I dreamed of being in weird Philly houses, then a back alley with 9</text:span><text:span text:style-name="T20">th</text:span><text:span text:style-name="T90">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4"><text:span text:style-name="T90"><text:s text:c="3"/>I played Wordle (QUAKE in three,) texted Hannah, started coffee, talked to her on the phone, sat on the floor.</text:span><text:span text:style-name="T20">1049</text:span></text:p>
      <text:p text:style-name="P55"/>
      <text:p text:style-name="P64"><text:span text:style-name="T64">Ross drank more coffee, checked the mail, cleaned the French press, watered potted plants, changed his </text:span><text:soft-page-break/><text:span text:style-name="T64">shirt, drove to Silverball, ate a half Dolly, continued to Meyers, opened his Keebio keycaps, transcribed journal entries.</text:span><text:span text:style-name="T32">324</text:span><text:span text:style-name="T64"> </text:span></text:p>
      <text:p text:style-name="P86"><text:span text:style-name="T64"><text:s text:c="3"/></text:span><text:span text:style-name="T89">From the scratch notebook: </text:span><text:span text:style-name="T87">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6"><text:s text:c="3"/>He left. I slowly said my goodbyes, drove to Waterford, got naked, ate like four packs of crackers, went to sleep.</text:p>
      <text:p text:style-name="P56"/>
      <text:p text:style-name="P57">VII.XXV</text:p>
      <text:p text:style-name="P57"/>
      <text:p text:style-name="P87"><text:span text:style-name="T64">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87"><text:span text:style-name="T64"><text:s text:c="3"/>I talked to Hannah, drank coffee, looked at my phone, watered the garden.</text:span><text:span text:style-name="T32">210</text:span></text:p>
      <text:p text:style-name="P57"><text:s text:c="3"/>I hung around the house, started researching 3D printers, wondering if the business might need a rebrand. Potential names I thought of include Hungry Cat, Sleepy Cat, 2Cat, Moss, Fwuit, Blackbear, Menu, Story, Chapter, 360, Mossberry, Clementine … Bagu?</text:p>
      <text:p text:style-name="P57"><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7"><text:s text:c="3"/>I drove to Waterford, looked into choc stabilizers, went to sleep.</text:p>
      <text:p text:style-name="P57"/>
      <text:p text:style-name="P57"><text:soft-page-break/>VII.XXV</text:p>
      <text:p text:style-name="P57"/>
      <text:p text:style-name="P57">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87"><text:span text:style-name="T64"><text:s text:c="3"/>I drove to Hillcrest, let Myrtle out, ate blueberries, goulash, pizza, charged my phone, talked to my dad, wrote.</text:span><text:span text:style-name="T32">1131</text:span><text:span text:style-name="T64">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7"><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87"><text:span text:style-name="T64"><text:s text:c="3"/>I got into the hammock with Hannah, read a chapter of </text:span><text:span text:style-name="T63">Free Play</text:span><text:span text:style-name="T64">.</text:span></text:p>
      <text:p text:style-name="P57"><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7"><text:s text:c="3"/>We walked the trail, threw frisbee with Myrtle, got water from the fridge, went to bed.</text:p>
      <text:p text:style-name="P58">VII.XXVI</text:p>
      <text:p text:style-name="P57"/>
      <text:p text:style-name="P87"><text:span text:style-name="T64">Woke from dreams of hip-hop shows. Hannah made coffees. I walked down to the restroom, charged my phone, got my notebook, wrote.</text:span><text:span text:style-name="T32">924</text:span><text:span text:style-name="T64"> </text:span></text:p>
      <text:p text:style-name="P57"/>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2"><text:span text:style-name="T96">I woke around 9:30 after rocket ship dreams, did some 2D case mockup, struggled with Wordle (OMEGA in three.)</text:span><text:span text:style-name="T45">1253</text:span></text:p>
      <text:p text:style-name="P63"/>
      <text:p text:style-name="P83"><text:span text:style-name="T96">Back to the scratch notebook: </text:span><text:span text:style-name="T94">I did the case design for 634 in one go, collaborated w/ ChatGPT on some logos for Catnap, made a sandwich, opened a Cheerwine, found it disgusting.</text:span><text:span text:style-name="T22">615</text:span></text:p>
      <text:p text:style-name="P59"><text:s text:c="3"/>I painstakingly added switches and keycaps to the model of what I decided to call Double, researched ways to do it better using Discord/ChatGPT. I tried to sleep, but kept getting up to experiment with things.</text:p>
      <text:p text:style-name="P59"/>
      <text:p text:style-name="P59">VII.XXX</text:p>
      <text:p text:style-name="P59"/>
      <text:p text:style-name="P59">I did eventually sleep though and it made me very tired after dreams of working at a gas station, dealing with active shooters. I got up, let Myrtle out, ate blueberries/apple, started a load of laundry.</text:p>
      <text:p text:style-name="P43"/>
      <text:p text:style-name="P83"><text:span text:style-name="T100">Ross</text:span><text:span text:style-name="T96"> fed the cats, opened a bubbly water, made coffee, fed Myrtle, asked ChatGPT for help getting the journal git up to date on </text:span><text:span text:style-name="T100">his</text:span><text:span text:style-name="T96"> iMac, transcribed five days of entries,</text:span><text:span text:style-name="T45">1234</text:span><text:span text:style-name="T96"> </text:span><text:span text:style-name="T97">took a bath,</text:span><text:span text:style-name="T46">120</text:span><text:span text:style-name="T97"> </text:span><text:span text:style-name="T98">watched videos about force sensitive resistors for drum triggers,</text:span><text:span text:style-name="T47">150</text:span><text:span text:style-name="T98"> <text:s/></text:span><text:span text:style-name="T99">made a sandwich.</text:span></text:p>
      <text:p text:style-name="P83"><text:span text:style-name="T99"><text:s text:c="3"/></text:span><text:span text:style-name="T100">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4"><text:span text:style-name="T96">Ross woke, placed switches, went back to bed, got up around noon, placed diodes, found out about Asheville Makers thanks to ChatGPT, did some routing.</text:span><text:span text:style-name="T45">318</text:span><text:span text:style-name="T96"> </text:span></text:p>
      <text:p text:style-name="P46"><text:s text:c="3"/>Ross asked ChatGPT to write his journal for him:</text:p>
      <text:p text:style-name="P60"><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0"/>
      <text:p text:style-name="P60">Spent the evening deep in the keyboard design — I stayed up late sketching, measuring, and figuring out how to rotate the middle PCB so the Pro Micro could sit just right, while the signal passed through the side boards. </text:p>
      <text:p text:style-name="P60"/>
      <text:p text:style-name="P60">IX.I</text:p>
      <text:p text:style-name="P60"/>
      <text:p text:style-name="P60">My alarm went off at 8, and I stumbled out of bed to make coffee before heading to WNCW. Played in Studio-B with Lillie, which was a treat as always.</text:p>
      <text:p text:style-name="P60"/>
      <text:p text:style-name="P60">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0"/>
      <text:p text:style-name="P60">Then it was back to Hillcrest to let Myrtle out, picked up some tapes from UPS, laid on the couch, scrolled through and shared a few reels, and wound down talking to ChatGPT about this design.</text:p>
      <text:p text:style-name="P60"><text:soft-page-break/></text:p>
      <text:p text:style-name="P84"><text:span text:style-name="T95">All in all, a long but satisfying stretch — a mix of running around, music, little technical victories, and stolen moments of rest. Feels good to have it all down.</text:span><text:span text:style-name="T23">420</text:span><text:span text:style-name="T95"> </text:span><text:span text:style-name="T96"><text:tab/></text:span></text:p>
      <text:p text:style-name="P98"/>
      <text:p text:style-name="P99">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99"/>
      <text:p text:style-name="P99">ix.ii</text:p>
      <text:p text:style-name="P99"/>
      <text:p text:style-name="P99">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5"><text:span text:style-name="T96"><text:s text:c="3"/>He left at 2, drove to Meyers, slowly alternated between laying in bed and loading things in, looking at his phone, setting up his computer, and, eventually, writing.</text:span><text:span text:style-name="T45">316</text:span><text:span text:style-name="T96"> </text:span><text:span text:style-name="T101">He spent a while being patient in Onshape until, finally, he felt like he had correctly created a model for an MX keyswitch with an R1-1U keycap that could be easily replicated across a PCB.</text:span><text:span text:style-name="T48">413</text:span><text:span text:style-name="T101"> </text:span></text:p>
      <text:p text:style-name="P85"><text:span text:style-name="T101"><text:s text:c="3"/></text:span><text:span text:style-name="T102">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2T23:23:24.619018253</dc:date>
    <meta:editing-duration>P277DT38M30S</meta:editing-duration>
    <meta:editing-cycles>1682</meta:editing-cycles>
    <meta:generator>LibreOffice/7.3.7.2$Linux_X86_64 LibreOffice_project/30$Build-2</meta:generator>
    <meta:print-date>2025-07-22T12:16:37.436670714</meta:print-date>
    <meta:document-statistic meta:table-count="0" meta:image-count="0" meta:object-count="0" meta:page-count="25" meta:paragraph-count="172" meta:word-count="6786" meta:character-count="38572" meta:non-whitespace-character-count="31642"/>
  </office:meta>
</office:document-meta>
</file>